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0-bell competition peal</text:h>
      <text:h text:style-name="Heading_20_2" text:outline-level="2">The peal for the John Scott Competition</text:h>
      <text:section text:style-name="Sect1" text:name="Section1">
        <text:p text:style-name="Standard">8 to 9,<text:tab/>1234567980</text:p>
        <text:p text:style-name="Standard">6 to 7,<text:tab/>1234576980</text:p>
        <text:p text:style-name="Standard">6 to 9,<text:tab/>1234579680</text:p>
        <text:p text:style-name="Standard">4 to 5,<text:tab/>1235479680</text:p>
        <text:p text:style-name="Standard">4 to 7,<text:tab/>1235749680</text:p>
        <text:p text:style-name="Standard">4 to 9,<text:tab/>1235794680</text:p>
        <text:p text:style-name="Standard">2 to 3,<text:tab/>1325794680</text:p>
        <text:p text:style-name="Standard">2 to 5,<text:tab/>1352794680</text:p>
        <text:p text:style-name="Standard">2 to 7,<text:tab/>1357294680 Princesses</text:p>
        <text:p text:style-name="Standard">2 to 9,<text:tab/>1357924680 Queens</text:p>
        <text:p text:style-name="Standard">1 to 3,<text:tab/>3157924680</text:p>
        <text:p text:style-name="Standard">1 to 5,<text:tab/>3517924680</text:p>
        <text:p text:style-name="Standard">1 to 7,<text:tab/>3571924680</text:p>
        <text:p text:style-name="Standard">1 to 9,<text:tab/>3579124680</text:p>
        <text:p text:style-name="Standard">3 to 5,<text:tab/>5379124680</text:p>
        <text:p text:style-name="Standard">3 to 7,<text:tab/>5739124680</text:p>
        <text:p text:style-name="Standard">3 to 9,<text:tab/>5793124680</text:p>
        <text:p text:style-name="Standard">3 to 1,<text:tab/>5791324680</text:p>
        <text:p text:style-name="Standard">3 to 2,<text:tab/>5791234680</text:p>
        <text:p text:style-name="Standard">5 to 7,<text:tab/>7591234680</text:p>
        <text:p text:style-name="Standard">5 to 9,<text:tab/>7951234680</text:p>
        <text:p text:style-name="Standard">5 to 1,<text:tab/>7915234680</text:p>
        <text:p text:style-name="Standard">5 to 2,<text:tab/>7912534680</text:p>
        <text:p text:style-name="Standard">5 to 3,<text:tab/>7912354680</text:p>
        <text:p text:style-name="Standard">5 to 4,<text:tab/>7912345680</text:p>
        <text:p text:style-name="Standard">7 to 9,<text:tab/>9712345680</text:p>
        <text:p text:style-name="Standard">7 to 1,<text:tab/>9172345680</text:p>
        <text:p text:style-name="Standard">7 to 2,<text:tab/>9127345680</text:p>
        <text:p text:style-name="Standard">7 to 3,<text:tab/>9123745680</text:p>
        <text:p text:style-name="Standard">7 to 4,<text:tab/>9123475680</text:p>
        <text:p text:style-name="Standard">7 to 5,<text:tab/>9123457680</text:p>
        <text:p text:style-name="Standard">7 to 6,<text:tab/>9123456780</text:p>
        <text:p text:style-name="Standard">9 to 1,<text:tab/>1923456780</text:p>
        <text:p text:style-name="Standard">9 to 2,<text:tab/>1293456780</text:p>
        <text:p text:style-name="Standard">9 to 3,<text:tab/>1239456780</text:p>
        <text:p text:style-name="Standard">9 to 4,<text:tab/>1234956780</text:p>
        <text:p text:style-name="Standard">9 to 5,<text:tab/>1234596780</text:p>
        <text:p text:style-name="Standard">9 to 6,<text:tab/>1234569780</text:p>
        <text:p text:style-name="Standard">9 to 7,<text:tab/>1234567980</text:p>
        <text:p text:style-name="Standard">9 to 8,<text:tab/>1234567890 Round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MS Gothic" svg:font-family="'MS Gothic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Bold Italic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GB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Gothic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Arial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</meta:generator>
    <meta:creation-date>2010-01-12T14:50:37</meta:creation-date>
    <dc:creator>James Kerslake</dc:creator>
    <dc:date>2010-01-12T14:55:10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2" meta:word-count="174" meta:character-count="808"/>
  </office:meta>
</office:document-meta>
</file>